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</office:automatic-styles>
  <office:body>
    <office:text text:use-soft-page-breaks="true">
      <text:p text:style-name="P1">РАСЧЕТ</text:p>
      <text:p text:style-name="P2">@ФИО должника@</text:p>
      <text:p text:style-name="P3">@Договор займа@</text:p>
      <text:p text:style-name="P4"/>
      <text:p text:style-name="P5">@сумма займа@</text:p>
      <text:p text:style-name="P6">@дата займа@</text:p>
      <text:p text:style-name="P7">@срок займа@</text:p>
      <text:p text:style-name="P8">@процентная ставка@</text:p>
      <text:p text:style-name="P9"/>
      <text:p text:style-name="P10">Первый платеж —<text:s/>@дата первого платежа@<text:s/>@сумма первого платежа@</text:p>
      <text:p text:style-name="P11">Проценты за пользование займом = сумму займа*процентную ставку*(@дата первого<text:s/>платежа@-@дата<text:s/>займа@<text:s/>(посчитать сколько дней прошло)= сумма %</text:p>
      <text:p text:style-name="P12">Остаток задолженности после первого платежа <text:s/>составляет:</text:p>
      <text:p text:style-name="P13">основной долг = сумма займа — остаток с первого платежа после уплаты процентов</text:p>
      <text:p text:style-name="P14">проценты за пользование займом =сумма %-сумма первого платежа=итого%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/>
    <dc:creator>Evgen sdf</dc:creator>
    <meta:creation-date>2016-11-15T19:51:00Z</meta:creation-date>
    <dc:date>2016-11-20T18:53:00Z</dc:date>
    <meta:template xlink:href="Normal.dotm" xlink:type="simple"/>
    <meta:editing-cycles>3</meta:editing-cycles>
    <meta:editing-duration>PT80700S</meta:editing-duration>
    <meta:document-statistic meta:page-count="1" meta:paragraph-count="1" meta:word-count="75" meta:character-count="508" meta:row-count="3" meta:non-whitespace-character-count="434"/>
  </office:meta>
</office:document-meta>
</file>